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1cm"/>
    </style:style>
    <style:style style:name="gr4" style:family="graphic" style:parent-style-name="standard">
      <style:graphic-properties draw:stroke="none" svg:stroke-color="#000000" draw:fill="none" draw:fill-color="#ffffff" fo:min-height="0.731cm"/>
    </style:style>
    <style:style style:name="gr5" style:family="graphic" style:parent-style-name="objectwithoutfill">
      <style:graphic-properties svg:stroke-width="0.1cm" svg:stroke-color="#ff0000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ff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family="'ＭＳ ゴシック'" style:font-family-generic="swiss" style:font-pitch="variable" style:font-family-asian="'ＭＳ ゴシック'" style:font-family-generic-asian="swiss" style:font-pitch-asian="variable"/>
    </style:style>
    <style:style style:name="P5" style:family="paragraph">
      <style:text-properties fo:color="#ff0000" fo:font-size="18pt" style:font-size-asian="18pt" style:font-size-complex="18pt"/>
    </style:style>
    <style:style style:name="P6" style:family="paragraph">
      <style:text-properties fo:color="#0000ff"/>
    </style:style>
    <style:style style:name="T1" style:family="text">
      <style:text-properties fo:font-family="'ＭＳ ゴシック'" style:font-family-generic="swiss" style:font-pitch="variable" fo:font-size="14pt" style:font-family-asian="'ＭＳ ゴシック'" style:font-family-generic-asian="swiss" style:font-pitch-asian="variable" style:font-size-asian="14pt" style:font-size-complex="14pt"/>
    </style:style>
    <style:style style:name="T2" style:family="text">
      <style:text-properties fo:font-family="'ＭＳ ゴシック'" style:font-family-generic="swiss" style:font-pitch="variable" fo:font-size="32pt" style:font-family-asian="'ＭＳ ゴシック'" style:font-family-generic-asian="swiss" style:font-pitch-asian="variable" style:font-size-asian="32pt" style:font-size-complex="32pt"/>
    </style:style>
    <style:style style:name="T3" style:family="text">
      <style:text-properties style:use-window-font-color="true" style:text-outline="false" style:text-line-through-style="none" fo:font-family="'ＭＳ ゴシック'" style:font-family-generic="swiss" style:font-pitch="variable" fo:font-size="14pt" fo:font-style="normal" fo:text-shadow="none" style:text-underline-style="none" fo:font-weight="normal" style:letter-kerning="true" style:font-family-asian="'ＭＳ ゴシック'" style:font-family-generic-asian="swiss" style:font-pitch-asian="variable" style:font-size-asian="14pt" style:font-style-asian="normal" style:font-weight-asian="normal" style:font-family-complex="'ＭＳ ゴシック'" style:font-family-generic-complex="swiss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'ＭＳ ゴシック'" style:font-family-generic="swiss" style:font-pitch="variable" style:font-family-asian="'ＭＳ ゴシック'" style:font-family-generic-asian="swiss" style:font-pitch-asian="variable"/>
    </style:style>
    <style:style style:name="T6" style:family="text">
      <style:text-properties fo:color="#ff0000"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family="'ＭＳ ゴシック'" style:font-family-generic="swiss" style:font-pitch="variable" fo:font-size="14pt" style:font-family-asian="'ＭＳ ゴシック'" style:font-family-generic-asian="swiss" style:font-pitch-asian="variabl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cm" svg:height="1.2cm" svg:x="2.6cm" svg:y="18.2cm">
          <text:p text:style-name="P1"><text:span text:style-name="T1">ram_dq_inst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6cm" svg:height="1.8cm" svg:x="16.5cm" svg:y="0.8cm">
          <text:p text:style-name="P1"><text:span text:style-name="T2">pcied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cm" svg:height="1.8cm" svg:x="15cm" svg:y="10cm">
          <text:p><text:span text:style-name="T3">書込</text:span><text:span text:style-name="T4">FIFO</text:span></text:p>
          <text:p text:style-name="P1"><text:span text:style-name="T4">wr_mst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2.9cm" svg:height="12.9cm" svg:x="21.9cm" svg:y="6.6cm">
          <text:p text:style-name="P1"><text:span text:style-name="T5">pcie_tl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6cm" svg:x="2.9cm" svg:y="1.932cm">
          <text:p/>
          <draw:enhanced-geometry svg:viewBox="0 0 21600 21600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4.6cm" svg:height="0.96cm" svg:x="2cm" svg:y="0.8cm">
          <draw:text-box>
            <text:p text:style-name="P1"><text:span text:style-name="T5">受信</text:span></text:p>
          </draw:text-box>
        </draw:frame>
        <draw:custom-shape draw:style-name="gr2" draw:text-style-name="P1" draw:layer="layout" svg:width="2.5cm" svg:height="1.6cm" svg:x="7.7cm" svg:y="1.9cm">
          <text:p/>
          <draw:enhanced-geometry svg:viewBox="0 0 21600 21600" draw:mirror-vertical="true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xml:id="id8" draw:id="id8" draw:layer="layout" svg:width="4.2cm" svg:height="1.7cm" svg:x="7.1cm" svg:y="3.8cm">
          <text:p text:style-name="P1"><text:span text:style-name="T1">読込</text:span><text:span text:style-name="T1">FIFO2GMII</text:span></text:p>
          <text:p text:style-name="P1"><text:span text:style-name="T1">RFIFO2GMII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6cm" svg:height="0.981cm" svg:x="6.7cm" svg:y="0.8cm">
          <draw:text-box>
            <text:p text:style-name="P1"><text:span text:style-name="T5">送信</text:span></text:p>
          </draw:text-box>
        </draw:frame>
        <draw:custom-shape draw:style-name="gr1" draw:text-style-name="P2" xml:id="id4" draw:id="id4" draw:layer="layout" svg:width="3cm" svg:height="1.8cm" svg:x="15cm" svg:y="7.4cm">
          <text:p><text:span text:style-name="T3">読込</text:span><text:span text:style-name="T4">FIFO</text:span></text:p>
          <text:p text:style-name="P1"><text:span text:style-name="T4">rd_msr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8cm" svg:y1="10.9cm" svg:x2="21.9cm" svg:y2="13.05cm" draw:start-shape="id1" draw:start-glue-point="7" draw:end-shape="id2" svg:d="m18000 10900h1951v2150h1949" svg:viewBox="0 0 3901 2151">
          <text:p/>
        </draw:connector>
        <draw:connector draw:style-name="gr5" draw:text-style-name="P1" draw:layer="layout" svg:x1="13.2cm" svg:y1="10.05cm" svg:x2="15cm" svg:y2="10.9cm" draw:start-shape="id3" draw:end-shape="id1" draw:end-glue-point="5" svg:d="m13200 10050h900v850h900" svg:viewBox="0 0 1801 851">
          <text:p/>
        </draw:connector>
        <draw:connector draw:style-name="gr5" draw:text-style-name="P1" draw:layer="layout" svg:x1="15cm" svg:y1="8.3cm" svg:x2="10.2cm" svg:y2="7.1cm" draw:start-shape="id4" draw:start-glue-point="5" draw:end-shape="id5" draw:end-glue-point="1" svg:d="m15000 8300h-2400v-1200h-2400" svg:viewBox="0 0 4801 1201">
          <text:p/>
        </draw:connector>
        <draw:connector draw:style-name="gr5" draw:text-style-name="P1" draw:layer="layout" svg:x1="23.35cm" svg:y1="6.6cm" svg:x2="18cm" svg:y2="8.3cm" draw:start-shape="id2" draw:start-glue-point="0" draw:end-shape="id4" draw:end-glue-point="7" svg:d="m23350 6600v-550h-3399v2250h-1951" svg:viewBox="0 0 5351 2251">
          <text:p/>
        </draw:connector>
        <draw:frame draw:style-name="gr6" draw:text-style-name="P5" draw:layer="layout" svg:width="4cm" svg:height="1.673cm" draw:transform="rotate (1.5707963267949) translate (20.1cm 11.1cm)">
          <draw:text-box>
            <text:p><text:span text:style-name="T6">Master</text:span></text:p>
            <text:p><text:span text:style-name="T6">FIFO</text:span></text:p>
          </draw:text-box>
        </draw:frame>
        <draw:frame draw:style-name="gr6" draw:text-style-name="P6" draw:layer="layout" svg:width="2.9cm" svg:height="1.673cm" draw:transform="rotate (1.5707963267949) translate (20.2cm 16.3cm)">
          <draw:text-box>
            <text:p><text:span text:style-name="T7">Slave1</text:span></text:p>
            <text:p><text:span text:style-name="T7">FIFO</text:span></text:p>
          </draw:text-box>
        </draw:frame>
        <draw:custom-shape draw:style-name="gr1" draw:text-style-name="P2" draw:layer="layout" svg:width="3.7cm" svg:height="1.2cm" svg:x="13cm" svg:y="17.6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27cm" svg:height="1.673cm" svg:x="17.473cm" svg:y="14.3cm">
          <text:p/>
          <draw:enhanced-geometry svg:viewBox="0 0 21600 21600" draw:text-areas="?f5 ?f1 ?f6 ?f3" draw:type="left-right-arrow" draw:modifiers="4605.37974683544 5870.9677419354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2.527cm" svg:height="1.673cm" svg:x="17.5cm" svg:y="17.2cm">
          <text:p/>
          <draw:enhanced-geometry svg:viewBox="0 0 21600 21600" draw:text-areas="?f5 ?f1 ?f6 ?f3" draw:type="left-right-arrow" draw:modifiers="4605.37974683544 5870.9677419354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2.9cm" svg:height="1.673cm" draw:transform="rotate (1.5707963267949) translate (20.2cm 19.4cm)">
          <draw:text-box>
            <text:p>Slave0</text:p>
            <text:p>BUS</text:p>
          </draw:text-box>
        </draw:frame>
        <draw:custom-shape draw:style-name="gr1" draw:text-style-name="P2" xml:id="id6" draw:id="id6" draw:layer="layout" svg:width="4.2cm" svg:height="2.5cm" svg:x="12.8cm" svg:y="13.9cm">
          <text:p text:style-name="P1"><text:span text:style-name="T1">Reque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1.2cm" svg:x="8.2cm" svg:y="6.5cm">
          <text:p text:style-name="P1"><text:span text:style-name="T1">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2.8cm" svg:y1="15.15cm" svg:x2="9.2cm" svg:y2="7.7cm" draw:start-shape="id6" draw:start-glue-point="3" draw:end-shape="id5" draw:end-glue-point="2" svg:d="m12800 15150h-3600v-7450" svg:viewBox="0 0 3601 7451">
          <text:p/>
        </draw:connector>
        <draw:connector draw:style-name="gr9" draw:text-style-name="P1" draw:layer="layout" svg:x1="12.1cm" svg:y1="12.1cm" svg:x2="14.9cm" svg:y2="16.4cm" draw:start-shape="id3" draw:start-glue-point="2" draw:end-shape="id6" draw:end-glue-point="2" svg:d="m12100 12100v4850h2800v-550" svg:viewBox="0 0 2801 4851">
          <text:p/>
        </draw:connector>
        <draw:connector draw:style-name="gr10" draw:text-style-name="P1" draw:layer="layout" svg:x1="4.05cm" svg:y1="5.468cm" svg:x2="11cm" svg:y2="10.05cm" draw:start-shape="id7" draw:start-glue-point="2" draw:end-shape="id3" draw:end-glue-point="3" svg:d="m4050 5468v4582h6950" svg:viewBox="0 0 6951 4583">
          <text:p/>
        </draw:connector>
        <draw:connector draw:style-name="gr10" draw:text-style-name="P1" draw:layer="layout" svg:x1="9.2cm" svg:y1="6.5cm" svg:x2="9.2cm" svg:y2="5.5cm" draw:start-shape="id5" draw:start-glue-point="0" draw:end-shape="id8" draw:end-glue-point="2" svg:d="m9200 6500v-1000" svg:viewBox="0 0 1 1001">
          <text:p/>
        </draw:connector>
        <draw:custom-shape draw:style-name="gr8" draw:text-style-name="P1" draw:layer="layout" svg:width="2.1cm" svg:height="4.573cm" svg:x="25.1cm" svg:y="11.027cm">
          <text:p/>
          <draw:enhanced-geometry svg:viewBox="0 0 21600 21600" draw:text-areas="?f5 ?f1 ?f6 ?f3" draw:type="left-right-arrow" draw:modifiers="6912.56544502618 5912.3742894621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4.1cm" svg:height="1cm" draw:transform="rotate (1.5707963267949) translate (27.2cm 15.3cm)">
          <draw:text-box>
            <text:p>PCI Express</text:p>
          </draw:text-box>
        </draw:frame>
        <draw:custom-shape draw:style-name="gr1" draw:text-style-name="P2" xml:id="id3" draw:id="id3" draw:layer="layout" svg:width="2.2cm" svg:height="4.1cm" svg:x="11cm" svg:y="8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8cm" svg:x="2.528cm" svg:y="5.956cm">
          <text:p text:style-name="P1"><text:span text:style-name="T8">受信</text:span><text:span text:style-name="T4">FIFO</text:span></text:p>
          <text:p text:style-name="P1"><text:span text:style-name="T4">rx_phy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7" draw:id="id7" draw:layer="layout" svg:width="4.1cm" svg:height="1.768cm" svg:x="2cm" svg:y="3.7cm">
          <text:p text:style-name="P1"><text:span text:style-name="T1">GMII2</text:span><text:span text:style-name="T1">書込</text:span><text:span text:style-name="T1">FIFO</text:span></text:p>
          <text:p text:style-name="P1"><text:span text:style-name="T1">rx0gmii2fif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VL ゴシック'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Devanagari'" style:font-pitch="variable" fo:font-size="18pt" fo:font-style="normal" fo:text-shadow="none" style:text-underline-style="none" fo:font-weight="normal" style:letter-kerning="true" style:font-family-asian="'Lohit Devanagari'" style:font-pitch-asian="variable" style:font-size-asian="18pt" style:font-style-asian="normal" style:font-weight-asian="normal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1.5pt" fo:font-style="normal" fo:text-shadow="none" style:text-underline-style="none" fo:font-weight="normal" style:letter-kerning="true" style:font-family-asian="'Lucida Sans'" style:font-family-generic-asian="swiss" style:font-pitch-asian="variable" style:font-size-asian="31.5pt" style:font-style-asian="normal" style:font-weight-asian="normal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1.5pt" fo:font-style="normal" fo:text-shadow="none" style:text-underline-style="none" fo:font-weight="normal" style:letter-kerning="true" style:font-family-asian="'Lucida Sans'" style:font-family-generic-asian="swiss" style:font-pitch-asian="variable" style:font-size-asian="31.5pt" style:font-style-asian="normal" style:font-weight-asian="normal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VL Pゴシック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9T16:06:58</meta:creation-date>
    <dc:date>2013-07-13T00:53:00</dc:date>
    <meta:editing-duration>PT50M2S</meta:editing-duration>
    <meta:editing-cycles>79</meta:editing-cycles>
    <meta:generator>LibreOffice/4.0.4.2$MacOSX_x86 LibreOffice_project/9e9821abd0ffdbc09cd8c52eaa574fa09eb08f2</meta:generator>
    <meta:document-statistic meta:object-count="31"/>
  </office:meta>
</office:document-meta>
</file>